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e933" officeooo:paragraph-rsid="000ee933"/>
    </style:style>
    <style:style style:name="P2" style:family="paragraph" style:parent-style-name="Standard">
      <style:text-properties style:font-name="Droid Sans1" fo:font-weight="bold" officeooo:rsid="000ee933" officeooo:paragraph-rsid="000ee933" style:font-weight-asian="bold" style:font-weight-complex="bold"/>
    </style:style>
    <style:style style:name="P3" style:family="paragraph" style:parent-style-name="Standard">
      <style:text-properties style:font-name="Droid Sans1" officeooo:rsid="000ee933" officeooo:paragraph-rsid="000ee933"/>
    </style:style>
    <style:style style:name="P4" style:family="paragraph" style:parent-style-name="Standard">
      <style:text-properties officeooo:rsid="000ee933" officeooo:paragraph-rsid="000ee933"/>
    </style:style>
    <style:style style:name="P5" style:family="paragraph" style:parent-style-name="Standard">
      <style:text-properties officeooo:rsid="00100ae6" officeooo:paragraph-rsid="00100ae6"/>
    </style:style>
    <style:style style:name="T1" style:family="text">
      <style:text-properties style:font-name="Droid Sans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tas adaptador USB-GPIB</text:p>
      <text:p text:style-name="P3">Toda la información para establecer el adaptador Agilent USB/GPIB se encuentra en </text:p>
      <text:p text:style-name="P1"><text:a xlink:type="simple" xlink:href="https://gist.github.com/turingbirds/6eb05c9267a6437183a9567700e8581a" text:style-name="Internet_20_link" text:visited-style-name="Visited_20_Internet_20_Link"><text:span text:style-name="T1">https://gist.github.com/turingbirds/6eb05c9267a6437183a9567700e8581a</text:span></text:a></text:p>
      <text:p text:style-name="P3">a partir de esta se logro configurar el adaṕtador USB/GPIB114</text:p>
      <text:p text:style-name="P1"/>
      <text:p text:style-name="P5">GPIB interfacing using Agilent 82357B on Ubuntu Linux</text:p>
      <text:p text:style-name="P5"/>
      <text:p text:style-name="P5">I initially had some problems installing on my laptop, so decided to boot Ubuntu 12.04.5 LTS, 3.13.0-32-generic from USB and work from there.</text:p>
      <text:p text:style-name="P5"/>
      <text:p text:style-name="P5">Download the linux-gpib package, unpack and build. Get python-setuptools first for later Python bindings support.</text:p>
      <text:p text:style-name="P5"/>
      <text:p text:style-name="P5">wget --content-disposition --no-check-certificate https://sourceforge.net/projects/linux-gpib/files/linux-gpib%20for%203.x.x%20and%202.6.x%20kernels/3.2.20/linux-gpib-3.2.20.tar.gz/download</text:p>
      <text:p text:style-name="P5">sudo apt-get update</text:p>
      <text:p text:style-name="P5">sudo apt-get install python-dev libboost-python-dev python-setuptools --yes</text:p>
      <text:p text:style-name="P5">tar xvfz linux-gpib-3.2.20.tar.gz</text:p>
      <text:p text:style-name="P5">cd linux-gpib-3.2.20</text:p>
      <text:p text:style-name="P5">./configure</text:p>
      <text:p text:style-name="P5">make -j8</text:p>
      <text:p text:style-name="P5">sudo make install</text:p>
      <text:p text:style-name="P5">cd ..</text:p>
      <text:p text:style-name="P5"/>
      <text:p text:style-name="P5">Also download the firmware binary for the 82357B:</text:p>
      <text:p text:style-name="P5"/>
      <text:p text:style-name="P5">wget http://linux-gpib.sourceforge.net/firmware/gpib_firmware-2008-08-10.tar.gz</text:p>
      <text:p text:style-name="P5">tar xvfz gpib_firmware-2008-08-10.tar.gz</text:p>
      <text:p text:style-name="P5">cd ..</text:p>
      <text:p text:style-name="P5"/>
      <text:p text:style-name="P5">Use fxload to upload firmware to the GPIB interface:</text:p>
      <text:p text:style-name="P5"/>
      <text:p text:style-name="P5">wget --content-disposition --no-check-certificate https://downloads.sourceforge.net/project/linux-hotplug/fxload/2008_10_13/fxload-2008_10_13.tar.gz</text:p>
      <text:p text:style-name="P5">tar xvfz fxload-2008_10_13.tar.gz</text:p>
      <text:p text:style-name="P5">cd fxload-2008_10_13</text:p>
      <text:p text:style-name="P5">make</text:p>
      <text:p text:style-name="P5">sudo make install</text:p>
      <text:p text:style-name="P5">cd ..</text:p>
      <text:p text:style-name="P5"/>
      <text:p text:style-name="P5">Edit /etc/gpib.conf (as superuser) to say</text:p>
      <text:p text:style-name="P5"/>
      <text:p text:style-name="P5">board_type = "agilent_82357a"</text:p>
      <text:p text:style-name="P5">name = "agi"</text:p>
      <text:p text:style-name="P5"/>
      <text:p text:style-name="P5">Load kernel module(s):</text:p>
      <text:p text:style-name="P5"/>
      <text:p text:style-name="P5">sudo modprobe gpib_common</text:p>
      <text:p text:style-name="P5">sudo modprobe agilent_82357a</text:p>
      <text:p text:style-name="P5"><text:soft-page-break/></text:p>
      <text:p text:style-name="P5">Insert the dongle into the USB port. Only the red "FAIL" LED should be on. Find the bus and device ID:</text:p>
      <text:p text:style-name="P5"/>
      <text:p text:style-name="P5">lsusb</text:p>
      <text:p text:style-name="P5"/>
      <text:p text:style-name="P5">e.g.</text:p>
      <text:p text:style-name="P5"/>
      <text:p text:style-name="P5">...</text:p>
      <text:p text:style-name="P5">Bus 002 Device 005: ID 0957:0518 Agilent Technologies, Inc.</text:p>
      <text:p text:style-name="P5">...</text:p>
      <text:p text:style-name="P5"/>
      <text:p text:style-name="P5">Plug the found bus and device ID into the command for fxload:</text:p>
      <text:p text:style-name="P5"/>
      <text:p text:style-name="P5">sudo fxload -D /dev/bus/usb/002/005 <text:s/>-t fx2 -I gpib_firmware-2008-08-10/agilent_82357a/measat_releaseX1.8.hex</text:p>
      <text:p text:style-name="P5"/>
      <text:p text:style-name="P5">Still only the "FAIL" LED is on.</text:p>
      <text:p text:style-name="P5"/>
      <text:p text:style-name="P5">The USB bus and device ID have now changed. Wait a moment and get the new ID:</text:p>
      <text:p text:style-name="P5"/>
      <text:p text:style-name="P5">lsusb</text:p>
      <text:p text:style-name="P5"/>
      <text:p text:style-name="P5">e.g.</text:p>
      <text:p text:style-name="P5"/>
      <text:p text:style-name="P5">...</text:p>
      <text:p text:style-name="P5">Bus 002 Device 006: ID 0957:0518 Agilent Technologies, Inc.</text:p>
      <text:p text:style-name="P5">...</text:p>
      <text:p text:style-name="P5"/>
      <text:p text:style-name="P5">Run fxload again with the new bus and device ID:</text:p>
      <text:p text:style-name="P5"/>
      <text:p text:style-name="P5">sudo fxload -D /dev/bus/usb/002/006 <text:s/>-t fx2 -I gpib_firmware-2008-08-10/agilent_82357a/measat_releaseX1.8.hex</text:p>
      <text:p text:style-name="P5"/>
      <text:p text:style-name="P5">All lights should be on.</text:p>
      <text:p text:style-name="P5"/>
      <text:p text:style-name="P5">Change permissions on /dev/gpib0 (ideally, you would manage this with a "gpib" usergroup instead):</text:p>
      <text:p text:style-name="P5"/>
      <text:p text:style-name="P5">sudo chmod 666 /dev/gpib0</text:p>
      <text:p text:style-name="P5"/>
      <text:p text:style-name="P5">Now, initialize the dongle. gpib_config has some trouble finding the library, so create a symbolic link first:</text:p>
      <text:p text:style-name="P5"/>
      <text:p text:style-name="P5">sudo ln -s /usr/local/lib/libgpib.so.0 /lib/libgpib.so.0</text:p>
      <text:p text:style-name="P5">sudo gpib_config</text:p>
      <text:p text:style-name="P5"/>
      <text:p text:style-name="P5">Only the green "READY" LED should now be on.</text:p>
      <text:p text:style-name="P5"/>
      <text:p text:style-name="P5"><text:soft-page-break/>Now, make an entry for your device in /etc/gpib.conf. Default HP3456B factory address is ASCII "V" (22 dec) for talk and "6" for listen</text:p>
      <text:p text:style-name="P5"/>
      <text:p text:style-name="P5">...</text:p>
      <text:p text:style-name="P5">name = "hp3456a"</text:p>
      <text:p text:style-name="P5">pad = 22</text:p>
      <text:p text:style-name="P5">...</text:p>
      <text:p text:style-name="P5"/>
      <text:p text:style-name="P5">You can use ibtest to do some testing.</text:p>
      <text:p text:style-name="P5"/>
      <text:p text:style-name="P5">ibtest</text:p>
      <text:p text:style-name="P5"/>
      <text:p text:style-name="P5">A simple Python interface can now be made using the linux-gpib Python bindings. For more advanced applications, consider using the visa (PyVISA) libraries.</text:p>
      <text:p text:style-name="P5"/>
      <text:p text:style-name="P5">import gpib</text:p>
      <text:p text:style-name="P5">dev = gpib.find("hp3456a") <text:s text:c="5"/># N.B. define device ID in ``/etc/gpib.conf``</text:p>
      <text:p text:style-name="P5">print gpib.read(dev, 99)</text:p>
      <text:p text:style-name="P5"/>
      <text:p text:style-name="P5">References</text:p>
      <text:p text:style-name="P5">[pyvisa]<text:tab/>PyVISA https://pyvisa.readthedocs.io/en/stable/</text:p>
      <text:p text:style-name="P5">[linux-gpib]<text:tab/>linux-gpib : http://linux-gpib.sourceforge.ne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0:09:26.955315244</meta:creation-date>
    <dc:date>2017-06-15T13:26:47.762910341</dc:date>
    <meta:editing-duration>PT11M14S</meta:editing-duration>
    <meta:editing-cycles>2</meta:editing-cycles>
    <meta:generator>LibreOffice/5.3.1.2$Linux_x86 LibreOffice_project/e80a0e0fd1875e1696614d24c32df0f95f03deb2</meta:generator>
    <meta:document-statistic meta:table-count="0" meta:image-count="0" meta:object-count="0" meta:page-count="3" meta:paragraph-count="71" meta:word-count="416" meta:character-count="3189" meta:non-whitespace-character-count="2841"/>
  </office:meta>
</office:document-meta>
</file>